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media-type="image/png" manifest:full-path="Pictures/ChatGPT Image 7 avr. 2026, 16_35_43_small.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">
      <style:paragraph-properties fo:line-height="0.05pt"/>
      <style:text-properties style:text-rotation-angle="0"/>
    </style:style>
    <style:style style:family="text" style:name="T10">
      <style:text-properties/>
    </style:style>
    <style:style style:family="graphic" style:name="gr3">
      <style:graphic-properties draw:fill-color="#3A3A3A" draw:fill="solid" draw:stroke="none" style:wrap="run-through" style:run-through="background" fo:margin-left="0cm" fo:margin-right="0cm" fo:margin-top="0cm" fo:margin-bottom="0cm" style:horizontal-pos="from-left" style:horizontal-rel="page" style:vertical-pos="from-top" style:vertical-rel="page"/>
    </style:style>
    <style:style style:family="text" style:name="T11">
      <style:text-properties/>
    </style:style>
    <style:style style:family="graphic" style:name="gr4">
      <style:graphic-properties draw:fill="bitmap" draw:fill-image-name="FillImage1" style:repeat="stretch" draw:stroke="none" fo:clip="rect(0cm, 0cm, 0cm, 0cm)" style:wrap="run-through" style:run-through="background" fo:margin-left="0cm" fo:margin-right="0cm" fo:margin-top="0cm" fo:margin-bottom="0cm" style:horizontal-pos="from-left" style:horizontal-rel="page" style:vertical-pos="from-top" style:vertical-rel="page"/>
    </style:style>
    <style:style style:family="text" style:name="T12">
      <style:text-properties/>
    </style:style>
    <style:style style:family="graphic" style:name="gr5">
      <style:graphic-properties draw:fill-color="#F5F5F5" draw:fill="solid" draw:stroke="none" style:wrap="run-through" style:run-through="background" fo:margin-left="0cm" fo:margin-right="0cm" fo:margin-top="0cm" fo:margin-bottom="0cm" style:horizontal-pos="from-left" style:horizontal-rel="page" style:vertical-pos="from-top" style:vertical-rel="page"/>
    </style:style>
    <style:style style:family="text" style:name="T13">
      <style:text-properties/>
    </style:style>
    <style:style style:family="graphic" style:name="gr6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5">
      <style:paragraph-properties fo:line-height="5.7pt" fo:margin-top="0pt"/>
      <style:text-properties style:text-rotation-angle="0"/>
    </style:style>
    <style:style style:family="text" style:name="T14">
      <style:text-properties fo:color="#333333" fo:font-family="Caladea" style:font-family-complex="Caladea" fo:font-size="9.5pt" style:font-size-complex="9.5pt" fo:letter-spacing="0.05pt"/>
    </style:style>
    <style:style style:family="text" style:name="T15">
      <style:text-properties/>
    </style:style>
    <style:style style:family="graphic" style:name="gr7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6">
      <style:paragraph-properties fo:line-height="5.7pt" fo:margin-top="0pt"/>
      <style:text-properties style:text-rotation-angle="0"/>
    </style:style>
    <style:style style:family="text" style:name="T16">
      <style:text-properties fo:color="#777777" fo:font-family="Caladea" style:font-family-complex="Caladea" fo:font-size="9.5pt" style:font-size-complex="9.5pt" fo:letter-spacing="0.15pt"/>
    </style:style>
    <style:style style:family="text" style:name="T17">
      <style:text-properties/>
    </style:style>
    <style:style style:family="graphic" style:name="gr8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7">
      <style:paragraph-properties fo:line-height="5.7pt" fo:margin-top="0pt"/>
      <style:text-properties style:text-rotation-angle="0"/>
    </style:style>
    <style:style style:family="text" style:name="T18">
      <style:text-properties fo:color="#333333" fo:font-family="Caladea" style:font-family-complex="Caladea" fo:font-size="9.5pt" style:font-size-complex="9.5pt" fo:letter-spacing="-0.1pt"/>
    </style:style>
    <style:style style:family="text" style:name="T19">
      <style:text-properties/>
    </style:style>
    <style:style style:family="graphic" style:name="gr9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8">
      <style:paragraph-properties fo:line-height="5.7pt" fo:margin-top="0pt"/>
      <style:text-properties style:text-rotation-angle="0"/>
    </style:style>
    <style:style style:family="text" style:name="T20">
      <style:text-properties fo:color="#777777" fo:font-family="Caladea" style:font-family-complex="Caladea" fo:font-size="9.5pt" style:font-size-complex="9.5pt" fo:letter-spacing="0.1pt"/>
    </style:style>
    <style:style style:family="text" style:name="T21">
      <style:text-properties/>
    </style:style>
    <style:style style:family="graphic" style:name="gr10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9">
      <style:paragraph-properties fo:line-height="5.7pt" fo:margin-top="0pt"/>
      <style:text-properties style:text-rotation-angle="0"/>
    </style:style>
    <style:style style:family="text" style:name="T22">
      <style:text-properties fo:color="#333333" fo:font-family="Open Sans" style:font-family-complex="Open Sans" fo:font-size="9.5pt" style:font-size-complex="9.5pt" fo:letter-spacing="0.6pt" fo:font-weight="bold"/>
    </style:style>
    <style:style style:family="text" style:name="T23">
      <style:text-properties/>
    </style:style>
    <style:style style:family="graphic" style:name="gr11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0">
      <style:paragraph-properties fo:line-height="5.7pt" fo:margin-top="0pt"/>
      <style:text-properties style:text-rotation-angle="0"/>
    </style:style>
    <style:style style:family="text" style:name="T24">
      <style:text-properties fo:color="#333333" fo:font-family="Caladea" style:font-family-complex="Caladea" fo:font-size="9.5pt" style:font-size-complex="9.5pt" fo:letter-spacing="0.05pt"/>
    </style:style>
    <style:style style:family="text" style:name="T25">
      <style:text-properties/>
    </style:style>
    <style:style style:family="graphic" style:name="gr12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1">
      <style:paragraph-properties fo:line-height="5.7pt" fo:margin-top="0pt"/>
      <style:text-properties style:text-rotation-angle="0"/>
    </style:style>
    <style:style style:family="text" style:name="T26">
      <style:text-properties fo:color="#777777" fo:font-family="Caladea" style:font-family-complex="Caladea" fo:font-size="9.5pt" style:font-size-complex="9.5pt" fo:letter-spacing="0.2pt"/>
    </style:style>
    <style:style style:family="text" style:name="T27">
      <style:text-properties/>
    </style:style>
    <style:style style:family="graphic" style:name="gr13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2">
      <style:paragraph-properties fo:line-height="5.7pt" fo:margin-top="0pt"/>
      <style:text-properties style:text-rotation-angle="0"/>
    </style:style>
    <style:style style:family="text" style:name="T28">
      <style:text-properties fo:color="#777777" fo:font-family="Caladea" style:font-family-complex="Caladea" fo:font-size="9.5pt" style:font-size-complex="9.5pt" fo:letter-spacing="0.45pt"/>
    </style:style>
    <style:style style:family="text" style:name="T29">
      <style:text-properties/>
    </style:style>
    <style:style style:family="graphic" style:name="gr14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3">
      <style:paragraph-properties fo:line-height="5.7pt" fo:margin-top="0pt"/>
      <style:text-properties style:text-rotation-angle="0"/>
    </style:style>
    <style:style style:family="text" style:name="T30">
      <style:text-properties fo:color="#333333" fo:font-family="Caladea" style:font-family-complex="Caladea" fo:font-size="9.5pt" style:font-size-complex="9.5pt" fo:letter-spacing="-0.05pt"/>
    </style:style>
    <style:style style:family="text" style:name="T31">
      <style:text-properties/>
    </style:style>
    <style:style style:family="graphic" style:name="gr15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4">
      <style:paragraph-properties fo:line-height="5.7pt" fo:margin-top="0pt"/>
      <style:text-properties style:text-rotation-angle="0"/>
    </style:style>
    <style:style style:family="text" style:name="T32">
      <style:text-properties fo:color="#777777" fo:font-family="Caladea" style:font-family-complex="Caladea" fo:font-size="9.5pt" style:font-size-complex="9.5pt" fo:letter-spacing="0.2pt"/>
    </style:style>
    <style:style style:family="text" style:name="T33">
      <style:text-properties/>
    </style:style>
    <style:style style:family="graphic" style:name="gr16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5">
      <style:paragraph-properties fo:line-height="5.7pt" fo:margin-top="0pt"/>
      <style:text-properties style:text-rotation-angle="0"/>
    </style:style>
    <style:style style:family="text" style:name="T34">
      <style:text-properties fo:color="#333333" fo:font-family="Open Sans" style:font-family-complex="Open Sans" fo:font-size="9.5pt" style:font-size-complex="9.5pt" fo:letter-spacing="-0.45pt" fo:font-weight="bold"/>
    </style:style>
    <style:style style:family="text" style:name="T35">
      <style:text-properties/>
    </style:style>
    <style:style style:family="graphic" style:name="gr17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6">
      <style:paragraph-properties fo:line-height="6.55pt" fo:margin-top="0pt"/>
      <style:text-properties style:text-rotation-angle="0"/>
    </style:style>
    <style:style style:family="text" style:name="T36">
      <style:text-properties fo:color="#333333" fo:font-family="Open Sans" style:font-family-complex="Open Sans" fo:font-size="11pt" style:font-size-complex="11pt" fo:letter-spacing="-0.15pt" fo:font-weight="bold"/>
    </style:style>
    <style:style style:family="text" style:name="T37">
      <style:text-properties/>
    </style:style>
    <style:style style:family="graphic" style:name="gr18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7">
      <style:paragraph-properties fo:line-height="6.55pt" fo:margin-top="0pt"/>
      <style:text-properties style:text-rotation-angle="0"/>
    </style:style>
    <style:style style:family="text" style:name="T38">
      <style:text-properties fo:color="#333333" fo:font-family="Open Sans" style:font-family-complex="Open Sans" fo:font-size="11pt" style:font-size-complex="11pt" fo:letter-spacing="-0.15pt" fo:font-weight="bold"/>
    </style:style>
    <style:style style:family="text" style:name="T39">
      <style:text-properties/>
    </style:style>
    <style:style style:family="graphic" style:name="gr19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8">
      <style:paragraph-properties fo:line-height="5.7pt" fo:margin-top="0pt"/>
      <style:text-properties style:text-rotation-angle="0"/>
    </style:style>
    <style:style style:family="text" style:name="T40">
      <style:text-properties fo:color="#ffffff" fo:font-family="Caladea" style:font-family-complex="Caladea" fo:font-size="9.5pt" style:font-size-complex="9.5pt" fo:letter-spacing="0.1pt"/>
    </style:style>
    <style:style style:family="text" style:name="T41">
      <style:text-properties/>
    </style:style>
    <style:style style:family="graphic" style:name="gr20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19">
      <style:paragraph-properties fo:line-height="5.7pt" fo:margin-top="0pt"/>
      <style:text-properties style:text-rotation-angle="0"/>
    </style:style>
    <style:style style:family="text" style:name="T42">
      <style:text-properties fo:color="#ffffff" fo:font-family="Caladea" style:font-family-complex="Caladea" fo:font-size="9.5pt" style:font-size-complex="9.5pt" fo:letter-spacing="0.05pt"/>
    </style:style>
    <style:style style:family="text" style:name="T43">
      <style:text-properties/>
    </style:style>
    <style:style style:family="graphic" style:name="gr21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0">
      <style:paragraph-properties fo:line-height="5.7pt" fo:margin-top="0pt"/>
      <style:text-properties style:text-rotation-angle="0"/>
    </style:style>
    <style:style style:family="text" style:name="T44">
      <style:text-properties fo:color="#ffffff" fo:font-family="Caladea" style:font-family-complex="Caladea" fo:font-size="9.5pt" style:font-size-complex="9.5pt" fo:letter-spacing="-0.1pt"/>
    </style:style>
    <style:style style:family="text" style:name="T45">
      <style:text-properties/>
    </style:style>
    <style:style style:family="graphic" style:name="gr22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1">
      <style:paragraph-properties fo:line-height="5.7pt" fo:margin-top="0pt"/>
      <style:text-properties style:text-rotation-angle="0"/>
    </style:style>
    <style:style style:family="text" style:name="T46">
      <style:text-properties fo:color="#ffffff" fo:font-family="Caladea" style:font-family-complex="Caladea" fo:font-size="9.5pt" style:font-size-complex="9.5pt" fo:letter-spacing="-0.05pt"/>
    </style:style>
    <style:style style:family="text" style:name="T47">
      <style:text-properties/>
    </style:style>
    <style:style style:family="graphic" style:name="gr23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2">
      <style:paragraph-properties fo:line-height="5.7pt" fo:margin-top="0pt"/>
      <style:text-properties style:text-rotation-angle="0"/>
    </style:style>
    <style:style style:family="text" style:name="T48">
      <style:text-properties fo:color="#333333" fo:font-family="Open Sans" style:font-family-complex="Open Sans" fo:font-size="9.5pt" style:font-size-complex="9.5pt" fo:letter-spacing="-0.45pt" fo:font-weight="bold"/>
    </style:style>
    <style:style style:family="text" style:name="T49">
      <style:text-properties/>
    </style:style>
    <style:style style:family="graphic" style:name="gr24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3">
      <style:paragraph-properties fo:line-height="5.7pt" fo:margin-top="0pt"/>
      <style:text-properties style:text-rotation-angle="0"/>
    </style:style>
    <style:style style:family="text" style:name="T50">
      <style:text-properties fo:color="#333333" fo:font-family="Caladea" style:font-family-complex="Caladea" fo:font-size="9.5pt" style:font-size-complex="9.5pt" fo:letter-spacing="-0.05pt"/>
    </style:style>
    <style:style style:family="text" style:name="T51">
      <style:text-properties/>
    </style:style>
    <style:style style:family="graphic" style:name="gr25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4">
      <style:paragraph-properties fo:line-height="5.7pt" fo:margin-top="0pt"/>
      <style:text-properties style:text-rotation-angle="0"/>
    </style:style>
    <style:style style:family="text" style:name="T52">
      <style:text-properties fo:color="#333333" fo:font-family="Caladea" style:font-family-complex="Caladea" fo:font-size="9.5pt" style:font-size-complex="9.5pt"/>
    </style:style>
    <style:style style:family="text" style:name="T53">
      <style:text-properties/>
    </style:style>
    <style:style style:family="graphic" style:name="gr26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5">
      <style:paragraph-properties fo:line-height="5.7pt" fo:margin-top="0pt"/>
      <style:text-properties style:text-rotation-angle="0"/>
    </style:style>
    <style:style style:family="text" style:name="T54">
      <style:text-properties fo:color="#333333" fo:font-family="Caladea" style:font-family-complex="Caladea" fo:font-size="9.5pt" style:font-size-complex="9.5pt"/>
    </style:style>
    <style:style style:family="text" style:name="T55">
      <style:text-properties/>
    </style:style>
    <style:style style:family="graphic" style:name="gr27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6">
      <style:paragraph-properties fo:line-height="5.7pt" fo:margin-top="0pt"/>
      <style:text-properties style:text-rotation-angle="0"/>
    </style:style>
    <style:style style:family="text" style:name="T56">
      <style:text-properties fo:color="#333333" fo:font-family="Caladea" style:font-family-complex="Caladea" fo:font-size="9.5pt" style:font-size-complex="9.5pt"/>
    </style:style>
    <style:style style:family="text" style:name="T57">
      <style:text-properties/>
    </style:style>
    <style:style style:family="graphic" style:name="gr28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7">
      <style:paragraph-properties fo:line-height="5.7pt" fo:margin-top="0pt"/>
      <style:text-properties style:text-rotation-angle="0"/>
    </style:style>
    <style:style style:family="text" style:name="T58">
      <style:text-properties fo:color="#777777" fo:font-family="Caladea" style:font-family-complex="Caladea" fo:font-size="9.5pt" style:font-size-complex="9.5pt" fo:letter-spacing="0.15pt"/>
    </style:style>
    <style:style style:family="text" style:name="T59">
      <style:text-properties/>
    </style:style>
    <style:style style:family="graphic" style:name="gr29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8">
      <style:paragraph-properties fo:line-height="5.7pt" fo:margin-top="0pt"/>
      <style:text-properties style:text-rotation-angle="0"/>
    </style:style>
    <style:style style:family="text" style:name="T60">
      <style:text-properties fo:color="#333333" fo:font-family="Caladea" style:font-family-complex="Caladea" fo:font-size="9.5pt" style:font-size-complex="9.5pt"/>
    </style:style>
    <style:style style:family="text" style:name="T61">
      <style:text-properties/>
    </style:style>
    <style:style style:family="graphic" style:name="gr30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29">
      <style:paragraph-properties fo:line-height="5.7pt" fo:margin-top="0pt"/>
      <style:text-properties style:text-rotation-angle="0"/>
    </style:style>
    <style:style style:family="text" style:name="T62">
      <style:text-properties fo:color="#777777" fo:font-family="Caladea" style:font-family-complex="Caladea" fo:font-size="9.5pt" style:font-size-complex="9.5pt" fo:letter-spacing="-0.1pt"/>
    </style:style>
    <style:style style:family="text" style:name="T63">
      <style:text-properties/>
    </style:style>
    <style:style style:family="graphic" style:name="gr31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30">
      <style:paragraph-properties fo:line-height="5.7pt" fo:margin-top="0pt"/>
      <style:text-properties style:text-rotation-angle="0"/>
    </style:style>
    <style:style style:family="text" style:name="T64">
      <style:text-properties fo:color="#333333" fo:font-family="Caladea" style:font-family-complex="Caladea" fo:font-size="9.5pt" style:font-size-complex="9.5pt"/>
    </style:style>
    <style:style style:family="text" style:name="T65">
      <style:text-properties/>
    </style:style>
    <style:style style:family="graphic" style:name="gr32">
      <style:graphic-properties draw:fill="none" draw:textarea-vertical-align="top" draw:auto-grow-height="false" draw:auto-grow-width="false" draw:stroke="none" fo:wrap-option="wrap" style:wrap="run-through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31">
      <style:paragraph-properties fo:line-height="5.7pt" fo:margin-top="0pt"/>
      <style:text-properties style:text-rotation-angle="0"/>
    </style:style>
    <style:style style:family="text" style:name="T66">
      <style:text-properties fo:color="#777777" fo:font-family="Caladea" style:font-family-complex="Caladea" fo:font-size="9.5pt" style:font-size-complex="9.5pt"/>
    </style:style>
    <style:style style:parent-style-name="Heading1" style:family="paragraph" style:name="P32">
      <style:paragraph-properties fo:line-height="16.25pt" fo:margin-left="15.66cm" fo:margin-right="1.305cm" fo:margin-top="31.15pt"/>
      <style:text-properties/>
    </style:style>
    <style:style style:parent-style-name="fontstyle01" style:family="text" style:name="T67">
      <style:text-properties fo:letter-spacing="2.15pt"/>
    </style:style>
    <style:style style:parent-style-name="Heading1" style:family="paragraph" style:name="P33">
      <style:paragraph-properties fo:line-height="7pt" fo:margin-left="18.87cm" fo:margin-right="1.431cm" fo:margin-top="10.35pt"/>
      <style:text-properties/>
    </style:style>
    <style:style style:parent-style-name="fontstyle02" style:family="text" style:name="T68">
      <style:text-properties fo:letter-spacing="-0.05pt"/>
    </style:style>
    <style:style style:family="paragraph" style:name="P34">
      <style:paragraph-properties fo:line-height="0.05pt"/>
      <style:text-properties/>
    </style:style>
    <style:style style:parent-style-name="Normal" style:master-page-name="MasterPage3" style:family="paragraph" style:name="P35">
      <style:paragraph-properties fo:line-height="5.7pt" fo:margin-left="1.693cm" fo:margin-right="18.64cm" fo:margin-top="40.05pt"/>
      <style:text-properties/>
    </style:style>
    <style:style style:parent-style-name="fontstyle04" style:family="text" style:name="T69">
      <style:text-properties fo:letter-spacing="0.15pt"/>
    </style:style>
    <style:style style:parent-style-name="Normal" style:family="paragraph" style:name="P36">
      <style:paragraph-properties fo:line-height="5.7pt" fo:margin-left="1.693cm" fo:margin-right="15.79cm" fo:margin-top="10.75pt"/>
      <style:text-properties/>
    </style:style>
    <style:style style:parent-style-name="fontstyle05" style:family="text" style:name="T70">
      <style:text-properties fo:letter-spacing="0.1pt"/>
    </style:style>
    <style:style style:parent-style-name="Normal" style:family="paragraph" style:name="P37">
      <style:paragraph-properties fo:line-height="11.3pt" fo:margin-left="1.693cm" fo:margin-right="1.879cm" fo:margin-top="16.65pt"/>
      <style:text-properties/>
    </style:style>
    <style:style style:parent-style-name="fontstyle05" style:family="text" style:name="T71">
      <style:text-properties fo:letter-spacing="0.05pt"/>
    </style:style>
    <style:style style:parent-style-name="fontstyle08" style:family="text" style:name="T72">
      <style:text-properties fo:letter-spacing="0.25pt"/>
    </style:style>
    <style:style style:parent-style-name="fontstyle05" style:family="text" style:name="T73">
      <style:text-properties fo:letter-spacing="0.15pt"/>
    </style:style>
    <style:style style:parent-style-name="Normal" style:family="paragraph" style:name="P38">
      <style:paragraph-properties fo:line-height="5.7pt" fo:margin-left="1.693cm" fo:margin-right="7.352cm" fo:margin-top="6.75pt"/>
      <style:text-properties/>
    </style:style>
    <style:style style:parent-style-name="fontstyle05" style:family="text" style:name="T74">
      <style:text-properties fo:letter-spacing="0.15pt"/>
    </style:style>
    <style:style style:parent-style-name="Normal" style:family="paragraph" style:name="P39">
      <style:paragraph-properties fo:line-height="5.7pt" fo:margin-left="1.693cm" fo:margin-right="16.5cm" fo:margin-top="7.75pt"/>
      <style:text-properties/>
    </style:style>
    <style:style style:parent-style-name="fontstyle05" style:family="text" style:name="T75">
      <style:text-properties fo:letter-spacing="0.15pt"/>
    </style:style>
    <style:style style:parent-style-name="Normal" style:family="paragraph" style:name="P40">
      <style:paragraph-properties fo:line-height="11.3pt" fo:margin-left="1.693cm" fo:margin-right="1.764cm" fo:margin-top="16.65pt"/>
      <style:text-properties/>
    </style:style>
    <style:style style:parent-style-name="fontstyle05" style:family="text" style:name="T76">
      <style:text-properties/>
    </style:style>
    <style:style style:parent-style-name="fontstyle08" style:family="text" style:name="T77">
      <style:text-properties fo:letter-spacing="0.25pt"/>
    </style:style>
    <style:style style:parent-style-name="fontstyle05" style:family="text" style:name="T78">
      <style:text-properties fo:letter-spacing="0.1pt"/>
    </style:style>
    <style:style style:parent-style-name="Normal" style:family="paragraph" style:name="P41">
      <style:paragraph-properties fo:line-height="5.7pt" fo:margin-left="1.693cm" fo:margin-right="2.692cm" fo:margin-top="6.75pt"/>
      <style:text-properties/>
    </style:style>
    <style:style style:parent-style-name="fontstyle05" style:family="text" style:name="T79">
      <style:text-properties fo:letter-spacing="0.1pt"/>
    </style:style>
    <style:style style:parent-style-name="Normal" style:family="paragraph" style:name="P42">
      <style:paragraph-properties fo:line-height="5.7pt" fo:margin-left="1.693cm" fo:margin-right="11.11cm" fo:margin-top="7.75pt"/>
      <style:text-properties/>
    </style:style>
    <style:style style:parent-style-name="fontstyle05" style:family="text" style:name="T80">
      <style:text-properties fo:letter-spacing="0.2pt"/>
    </style:style>
    <style:style style:parent-style-name="Normal" style:family="paragraph" style:name="P43">
      <style:paragraph-properties fo:line-height="5.7pt" fo:margin-left="1.693cm" fo:margin-right="13.81cm" fo:margin-top="7.75pt"/>
      <style:text-properties/>
    </style:style>
    <style:style style:parent-style-name="fontstyle05" style:family="text" style:name="T81">
      <style:text-properties/>
    </style:style>
    <style:style style:parent-style-name="Normal" style:family="paragraph" style:name="P44">
      <style:paragraph-properties fo:line-height="11.3pt" fo:margin-left="1.693cm" fo:margin-right="3.579cm" fo:margin-top="16.65pt"/>
      <style:text-properties/>
    </style:style>
    <style:style style:parent-style-name="fontstyle05" style:family="text" style:name="T82">
      <style:text-properties fo:letter-spacing="0.05pt"/>
    </style:style>
    <style:style style:parent-style-name="fontstyle08" style:family="text" style:name="T83">
      <style:text-properties fo:letter-spacing="0.25pt"/>
    </style:style>
    <style:style style:parent-style-name="fontstyle05" style:family="text" style:name="T84">
      <style:text-properties fo:letter-spacing="0.1pt"/>
    </style:style>
    <style:style style:parent-style-name="Normal" style:family="paragraph" style:name="P45">
      <style:paragraph-properties fo:line-height="5.7pt" fo:margin-left="1.693cm" fo:margin-right="6.375cm" fo:margin-top="6.75pt"/>
      <style:text-properties/>
    </style:style>
    <style:style style:parent-style-name="fontstyle05" style:family="text" style:name="T85">
      <style:text-properties fo:letter-spacing="0.15pt"/>
    </style:style>
    <style:style style:parent-style-name="Normal" style:family="paragraph" style:name="P46">
      <style:paragraph-properties fo:line-height="5.7pt" fo:margin-left="1.693cm" fo:margin-right="15.49cm" fo:margin-top="7.75pt"/>
      <style:text-properties/>
    </style:style>
    <style:style style:parent-style-name="fontstyle05" style:family="text" style:name="T86">
      <style:text-properties fo:letter-spacing="0.15pt"/>
    </style:style>
    <style:style style:parent-style-name="Normal" style:family="paragraph" style:name="P47">
      <style:paragraph-properties fo:line-height="5.7pt" fo:margin-left="1.693cm" fo:margin-right="2.344cm" fo:margin-top="21.25pt"/>
      <style:text-properties/>
    </style:style>
    <style:style style:parent-style-name="fontstyle05" style:family="text" style:name="T87">
      <style:text-properties fo:letter-spacing="0.1pt"/>
    </style:style>
    <style:style style:parent-style-name="Normal" style:family="paragraph" style:name="P48">
      <style:paragraph-properties fo:line-height="5.7pt" fo:margin-left="1.693cm" fo:margin-right="6.686cm" fo:margin-top="7.75pt"/>
      <style:text-properties/>
    </style:style>
    <style:style style:parent-style-name="fontstyle05" style:family="text" style:name="T88">
      <style:text-properties fo:letter-spacing="0.15pt"/>
    </style:style>
    <style:style style:parent-style-name="Normal" style:family="paragraph" style:name="P49">
      <style:paragraph-properties fo:line-height="5.7pt" fo:margin-left="1.693cm" fo:margin-right="14.11cm" fo:margin-top="7.75pt"/>
      <style:text-properties/>
    </style:style>
    <style:style style:parent-style-name="fontstyle05" style:family="text" style:name="T89">
      <style:text-properties fo:letter-spacing="0.1pt"/>
    </style:style>
    <style:style style:parent-style-name="Normal" style:family="paragraph" style:name="P50">
      <style:paragraph-properties fo:line-height="5.7pt" fo:margin-left="1.693cm" fo:margin-right="2.461cm" fo:margin-top="21.25pt"/>
      <style:text-properties/>
    </style:style>
    <style:style style:parent-style-name="fontstyle05" style:family="text" style:name="T90">
      <style:text-properties fo:letter-spacing="0.1pt"/>
    </style:style>
    <style:style style:parent-style-name="Normal" style:family="paragraph" style:name="P51">
      <style:paragraph-properties fo:line-height="5.7pt" fo:margin-left="1.693cm" fo:margin-right="4.713cm" fo:margin-top="7.75pt"/>
      <style:text-properties/>
    </style:style>
    <style:style style:parent-style-name="fontstyle05" style:family="text" style:name="T91">
      <style:text-properties fo:letter-spacing="0.05pt"/>
    </style:style>
    <style:style style:parent-style-name="Normal" style:family="paragraph" style:name="P52">
      <style:paragraph-properties fo:line-height="5.7pt" fo:margin-left="1.693cm" fo:margin-right="17.26cm" fo:margin-top="7.75pt"/>
      <style:text-properties/>
    </style:style>
    <style:style style:parent-style-name="fontstyle05" style:family="text" style:name="T92">
      <style:text-properties fo:letter-spacing="0.15pt"/>
    </style:style>
    <style:style style:parent-style-name="Normal" style:family="paragraph" style:name="P53">
      <style:paragraph-properties fo:line-height="5.7pt" fo:margin-left="1.693cm" fo:margin-right="2.113cm" fo:margin-top="21.25pt"/>
      <style:text-properties/>
    </style:style>
    <style:style style:parent-style-name="fontstyle05" style:family="text" style:name="T93">
      <style:text-properties fo:letter-spacing="0.15pt"/>
    </style:style>
    <style:style style:parent-style-name="Normal" style:family="paragraph" style:name="P54">
      <style:paragraph-properties fo:line-height="11.3pt" fo:margin-left="1.693cm" fo:margin-right="6.71cm" fo:margin-top="3.15pt"/>
      <style:text-properties/>
    </style:style>
    <style:style style:parent-style-name="fontstyle05" style:family="text" style:name="T94">
      <style:text-properties fo:letter-spacing="0.05pt"/>
    </style:style>
    <style:style style:parent-style-name="fontstyle08" style:family="text" style:name="T95">
      <style:text-properties fo:letter-spacing="0.25pt"/>
    </style:style>
    <style:style style:parent-style-name="fontstyle05" style:family="text" style:name="T96">
      <style:text-properties fo:letter-spacing="0.15pt"/>
    </style:style>
    <style:style style:parent-style-name="Normal" style:family="paragraph" style:name="P55">
      <style:paragraph-properties fo:line-height="5.7pt" fo:margin-left="1.693cm" fo:margin-right="18.2cm" fo:margin-top="6.75pt"/>
      <style:text-properties/>
    </style:style>
    <style:style style:parent-style-name="fontstyle05" style:family="text" style:name="T97">
      <style:text-properties fo:letter-spacing="0.2pt"/>
    </style:style>
    <style:style style:parent-style-name="Normal" style:family="paragraph" style:name="P56">
      <style:paragraph-properties fo:line-height="5.7pt" fo:margin-left="1.693cm" fo:margin-right="2.157cm" fo:margin-top="21.25pt"/>
      <style:text-properties/>
    </style:style>
    <style:style style:parent-style-name="fontstyle05" style:family="text" style:name="T98">
      <style:text-properties fo:letter-spacing="0.1pt"/>
    </style:style>
    <style:style style:parent-style-name="Normal" style:family="paragraph" style:name="P57">
      <style:paragraph-properties fo:line-height="5.7pt" fo:margin-left="1.693cm" fo:margin-right="3.209cm" fo:margin-top="7.75pt"/>
      <style:text-properties/>
    </style:style>
    <style:style style:parent-style-name="fontstyle05" style:family="text" style:name="T99">
      <style:text-properties fo:letter-spacing="0.05pt"/>
    </style:style>
    <style:style style:parent-style-name="Normal" style:family="paragraph" style:name="P58">
      <style:paragraph-properties fo:line-height="5.7pt" fo:margin-left="1.693cm" fo:margin-right="17.87cm" fo:margin-top="7.75pt"/>
      <style:text-properties/>
    </style:style>
    <style:style style:parent-style-name="fontstyle05" style:family="text" style:name="T100">
      <style:text-properties fo:letter-spacing="-0.1pt"/>
    </style:style>
    <style:style style:parent-style-name="Normal" style:family="paragraph" style:name="P59">
      <style:paragraph-properties fo:line-height="5.7pt" fo:margin-left="1.693cm" fo:margin-right="17.43cm" fo:margin-top="7.75pt"/>
      <style:text-properties/>
    </style:style>
    <style:style style:parent-style-name="fontstyle05" style:family="text" style:name="T101">
      <style:text-properties fo:letter-spacing="0.2pt"/>
    </style:style>
    <style:style style:parent-style-name="Normal" style:family="paragraph" style:name="P60">
      <style:paragraph-properties fo:line-height="5.7pt" fo:margin-left="1.693cm" fo:margin-right="1.773cm" fo:margin-top="21.25pt"/>
      <style:text-properties/>
    </style:style>
    <style:style style:parent-style-name="fontstyle05" style:family="text" style:name="T102">
      <style:text-properties fo:letter-spacing="0.1pt"/>
    </style:style>
    <style:style style:parent-style-name="Normal" style:family="paragraph" style:name="P61">
      <style:paragraph-properties fo:line-height="5.7pt" fo:margin-left="1.693cm" fo:margin-right="15.81cm" fo:margin-top="7.75pt"/>
      <style:text-properties/>
    </style:style>
    <style:style style:parent-style-name="fontstyle05" style:family="text" style:name="T103">
      <style:text-properties fo:letter-spacing="0.05pt"/>
    </style:style>
    <style:style style:parent-style-name="Normal" style:family="paragraph" style:name="P62">
      <style:paragraph-properties fo:line-height="5.7pt" fo:margin-left="1.693cm" fo:margin-right="16.57cm" fo:margin-top="7.75pt"/>
      <style:text-properties/>
    </style:style>
    <style:style style:parent-style-name="fontstyle05" style:family="text" style:name="T104">
      <style:text-properties/>
    </style:style>
    <style:style style:parent-style-name="Normal" style:family="paragraph" style:name="P63">
      <style:paragraph-properties fo:line-height="5.7pt" fo:margin-left="1.693cm" fo:margin-right="2.999cm" fo:margin-top="21.25pt"/>
      <style:text-properties/>
    </style:style>
    <style:style style:parent-style-name="fontstyle05" style:family="text" style:name="T105">
      <style:text-properties fo:letter-spacing="0.1pt"/>
    </style:style>
    <style:style style:parent-style-name="Normal" style:family="paragraph" style:name="P64">
      <style:paragraph-properties fo:line-height="5.7pt" fo:margin-left="1.693cm" fo:margin-right="11.3cm" fo:margin-top="7.75pt"/>
      <style:text-properties/>
    </style:style>
    <style:style style:parent-style-name="fontstyle05" style:family="text" style:name="T106">
      <style:text-properties fo:letter-spacing="0.1pt"/>
    </style:style>
    <style:style style:parent-style-name="Normal" style:family="paragraph" style:name="P65">
      <style:paragraph-properties fo:line-height="5.7pt" fo:margin-left="1.693cm" fo:margin-right="15.33cm" fo:margin-top="7.75pt"/>
      <style:text-properties/>
    </style:style>
    <style:style style:parent-style-name="fontstyle05" style:family="text" style:name="T107">
      <style:text-properties fo:letter-spacing="0.15pt"/>
    </style:style>
    <style:style style:parent-style-name="Normal" style:family="paragraph" style:name="P66">
      <style:paragraph-properties fo:line-height="11.3pt" fo:margin-left="1.693cm" fo:margin-right="2.489cm" fo:margin-top="16.65pt"/>
      <style:text-properties/>
    </style:style>
    <style:style style:parent-style-name="fontstyle05" style:family="text" style:name="T108">
      <style:text-properties fo:letter-spacing="0.1pt"/>
    </style:style>
    <style:style style:parent-style-name="fontstyle08" style:family="text" style:name="T109">
      <style:text-properties fo:letter-spacing="0.25pt"/>
    </style:style>
    <style:style style:parent-style-name="fontstyle05" style:family="text" style:name="T110">
      <style:text-properties fo:letter-spacing="0.3pt"/>
    </style:style>
    <style:style style:parent-style-name="Normal" style:family="paragraph" style:name="P67">
      <style:paragraph-properties fo:line-height="5.7pt" fo:margin-left="1.693cm" fo:margin-right="14.8cm" fo:margin-top="6.75pt"/>
      <style:text-properties/>
    </style:style>
    <style:style style:parent-style-name="fontstyle05" style:family="text" style:name="T111">
      <style:text-properties fo:letter-spacing="0.15pt"/>
    </style:style>
  </office:automatic-styles>
  <office:body>
    <office:text text:use-soft-page-breaks="true">
      <text:p text:style-name="P4"><text:span text:style-name="T10"/><draw:custom-shape draw:name="Freeform: Shape 0" draw:style-name="gr3" draw:z-index="4097" text:anchor-type="page" svg:width="19.53cm" svg:height="0.7409cm" svg:x="1.032cm" svg:y="8.891cm"><draw:enhanced-geometry svg:viewBox="0 0 7029450 266700" draw:type="ooxml-non-primitive" drawooo:sub-view-size="7029450 266700" draw:text-areas="0 0 logwidth logheight" draw:enhanced-path="M 6076950 0 L 6991350 0 C 7012381 0 7029450 17068 7029450 38099 L 7029450 228599 C 7029450 249631 7012381 266700 6991350 266700 L 6076950 266700 6076950 0 Z M 5124450 0 L 6076950 0 6076950 266700 5124450 266700 5124450 0 Z M 4171950 0 L 5124450 0 5124450 266700 4171950 266700 4171950 0 Z M 38099 0 L 4171950 0 4171950 266700 38099 266700 C 17068 266700 0 249631 0 228599 L 0 38099 C 0 17068 17068 0 38099 0 Z N "/></draw:custom-shape><text:span text:style-name="T11"/><draw:custom-shape draw:name="Freeform: Texture 0" draw:style-name="gr4" draw:z-index="5121" text:anchor-type="page" svg:width="3.969cm" svg:height="3.969cm" svg:x="1.297cm" svg:y="0.5027cm"><draw:enhanced-geometry svg:viewBox="0 0 1428749 1428749" draw:type="ooxml-non-primitive" drawooo:sub-view-size="1428749 1428749" draw:text-areas="0 0 logwidth logheight" draw:enhanced-path="M 0 38100 L 0 1390650 C 0 1411672 17055 1428736 38075 1428749 L 1390674 1428749 C 1411686 1428736 1428736 1411686 1428749 1390674 L 1428749 38075 C 1428736 17055 1411672 0 1390650 0 L 38099 0 C 17068 0 0 17068 0 38100 Z N "/></draw:custom-shape><text:span text:style-name="T12"/><draw:custom-shape draw:name="Freeform: Shape 0" draw:style-name="gr5" draw:z-index="6145" text:anchor-type="page" svg:width="9.499cm" svg:height="0.8996cm" svg:x="11.19cm" svg:y="6.774cm"><draw:enhanced-geometry svg:viewBox="0 0 3419475 323850" draw:type="ooxml-non-primitive" drawooo:sub-view-size="3419475 323850" draw:text-areas="0 0 logwidth logheight" draw:enhanced-path="M 38100 0 L 3381375 0 C 3402406 0 3419475 17068 3419475 38100 L 3419475 285750 C 3419475 306781 3402406 323850 3381375 323850 L 38100 323850 C 17068 323850 0 306781 0 285750 L 0 38100 C 0 17068 17068 0 38100 0 Z N "/></draw:custom-shape><text:span text:style-name="T13"/><draw:frame draw:name="Text Box 0" draw:style-name="gr6" draw:z-index="7169" text:anchor-type="page" svg:width="2.277cm" svg:height="0.2015cm" svg:x="18.23cm" svg:y="3.998cm"><draw:text-box fo:min-height="0.2015cm"><text:p text:style-name="P5"><text:span text:style-name="T14">Apr 7, 2026</text:span></text:p></draw:text-box></draw:frame><text:span text:style-name="T15"/><draw:frame draw:name="Text Box 0" draw:style-name="gr7" draw:z-index="8193" text:anchor-type="page" svg:width="1.218cm" svg:height="0.2015cm" svg:x="15.51cm" svg:y="3.998cm"><draw:text-box fo:min-height="0.2015cm"><text:p text:style-name="P6"><text:span text:style-name="T16">Date:</text:span></text:p></draw:text-box></draw:frame><text:span text:style-name="T17"/><draw:frame draw:name="Text Box 0" draw:style-name="gr8" draw:z-index="9217" text:anchor-type="page" svg:width="1.819cm" svg:height="0.2015cm" svg:x="18.71cm" svg:y="4.766cm"><draw:text-box fo:min-height="0.2015cm"><text:p text:style-name="P7"><text:span text:style-name="T18">virement</text:span></text:p></draw:text-box></draw:frame><text:span text:style-name="T19"/><draw:frame draw:name="Text Box 0" draw:style-name="gr9" draw:z-index="10241" text:anchor-type="page" svg:width="3.98cm" svg:height="0.2015cm" svg:x="12.75cm" svg:y="4.766cm"><draw:text-box fo:min-height="0.2015cm"><text:p text:style-name="P8"><text:span text:style-name="T20">Modalités de paiement:</text:span></text:p></draw:text-box></draw:frame><text:span text:style-name="T21"/><draw:frame draw:name="Text Box 0" draw:style-name="gr10" draw:z-index="11265" text:anchor-type="page" svg:width="0.9424cm" svg:height="0.2015cm" svg:x="1.693cm" svg:y="5.136cm"><draw:text-box fo:min-height="0.2015cm"><text:p text:style-name="P9"><text:span text:style-name="T22">TEST</text:span></text:p></draw:text-box></draw:frame><text:span text:style-name="T23"/><draw:frame draw:name="Text Box 0" draw:style-name="gr11" draw:z-index="12289" text:anchor-type="page" svg:width="2.277cm" svg:height="0.2015cm" svg:x="18.23cm" svg:y="5.533cm"><draw:text-box fo:min-height="0.2015cm"><text:p text:style-name="P10"><text:span text:style-name="T24">Apr 8, 2026</text:span></text:p></draw:text-box></draw:frame><text:span text:style-name="T25"/><draw:frame draw:name="Text Box 0" draw:style-name="gr12" draw:z-index="13313" text:anchor-type="page" svg:width="3.017cm" svg:height="0.2015cm" svg:x="13.71cm" svg:y="5.533cm"><draw:text-box fo:min-height="0.2015cm"><text:p text:style-name="P11"><text:span text:style-name="T26">A payer avant le:</text:span></text:p></draw:text-box></draw:frame><text:span text:style-name="T27"/><draw:frame draw:name="Text Box 0" draw:style-name="gr13" draw:z-index="14337" text:anchor-type="page" svg:width="0.3933cm" svg:height="0.2015cm" svg:x="1.693cm" svg:y="6.089cm"><draw:text-box fo:min-height="0.2015cm"><text:p text:style-name="P12"><text:span text:style-name="T28">A:</text:span></text:p></draw:text-box></draw:frame><text:span text:style-name="T29"/><draw:frame draw:name="Text Box 0" draw:style-name="gr14" draw:z-index="15361" text:anchor-type="page" svg:width="1.055cm" svg:height="0.2015cm" svg:x="19.47cm" svg:y="6.3cm"><draw:text-box fo:min-height="0.2015cm"><text:p text:style-name="P13"><text:span text:style-name="T30">test</text:span></text:p></draw:text-box></draw:frame><text:span text:style-name="T31"/><draw:frame draw:name="Text Box 0" draw:style-name="gr15" draw:z-index="16385" text:anchor-type="page" svg:width="3.387cm" svg:height="0.2015cm" svg:x="13.34cm" svg:y="6.3cm"><draw:text-box fo:min-height="0.2015cm"><text:p text:style-name="P14"><text:span text:style-name="T32">Bon de commande:</text:span></text:p></draw:text-box></draw:frame><text:span text:style-name="T33"/><draw:frame draw:name="Text Box 0" draw:style-name="gr16" draw:z-index="17409" text:anchor-type="page" svg:width="0.6687cm" svg:height="0.2015cm" svg:x="1.693cm" svg:y="6.644cm"><draw:text-box fo:min-height="0.2015cm"><text:p text:style-name="P15"><text:span text:style-name="T34">test</text:span></text:p></draw:text-box></draw:frame><text:span text:style-name="T35"/><draw:frame draw:name="Text Box 0" draw:style-name="gr17" draw:z-index="18433" text:anchor-type="page" svg:width="2.043cm" svg:height="0.2326cm" svg:x="18.5cm" svg:y="7.123cm"><draw:text-box fo:min-height="0.2326cm"><text:p text:style-name="P16"><text:span text:style-name="T36">600,00 €</text:span></text:p></draw:text-box></draw:frame><text:span text:style-name="T37"/><draw:frame draw:name="Text Box 0" draw:style-name="gr18" draw:z-index="19457" text:anchor-type="page" svg:width="3.107cm" svg:height="0.2326cm" svg:x="13.63cm" svg:y="7.123cm"><draw:text-box fo:min-height="0.2326cm"><text:p text:style-name="P17"><text:span text:style-name="T38">Solde à payer:</text:span></text:p></draw:text-box></draw:frame><text:span text:style-name="T39"/><draw:frame draw:name="Text Box 0" draw:style-name="gr19" draw:z-index="20481" text:anchor-type="page" svg:width="0.8805cm" svg:height="0.2015cm" svg:x="1.561cm" svg:y="9.184cm"><draw:text-box fo:min-height="0.2015cm"><text:p text:style-name="P18"><text:span text:style-name="T40">Objet</text:span></text:p></draw:text-box></draw:frame><text:span text:style-name="T41"/><draw:frame draw:name="Text Box 0" draw:style-name="gr20" draw:z-index="21505" text:anchor-type="page" svg:width="1.661cm" svg:height="0.2015cm" svg:x="13.15cm" svg:y="9.184cm"><draw:text-box fo:min-height="0.2015cm"><text:p text:style-name="P19"><text:span text:style-name="T42">Quantité</text:span></text:p></draw:text-box></draw:frame><text:span text:style-name="T43"/><draw:frame draw:name="Text Box 0" draw:style-name="gr21" draw:z-index="22529" text:anchor-type="page" svg:width="2.248cm" svg:height="0.2015cm" svg:x="15.56cm" svg:y="9.184cm"><draw:text-box fo:min-height="0.2015cm"><text:p text:style-name="P20"><text:span text:style-name="T44">Prix unitaire</text:span></text:p></draw:text-box></draw:frame><text:span text:style-name="T45"/><draw:frame draw:name="Text Box 0" draw:style-name="gr22" draw:z-index="23553" text:anchor-type="page" svg:width="1.742cm" svg:height="0.2015cm" svg:x="18.79cm" svg:y="9.184cm"><draw:text-box fo:min-height="0.2015cm"><text:p text:style-name="P21"><text:span text:style-name="T46">Montant</text:span></text:p></draw:text-box></draw:frame><text:span text:style-name="T47"/><draw:frame draw:name="Text Box 0" draw:style-name="gr23" draw:z-index="24577" text:anchor-type="page" svg:width="0.6654cm" svg:height="0.2015cm" svg:x="1.561cm" svg:y="10.08cm"><draw:text-box fo:min-height="0.2015cm"><text:p text:style-name="P22"><text:span text:style-name="T48">test</text:span></text:p></draw:text-box></draw:frame><text:span text:style-name="T49"/><draw:frame draw:name="Text Box 0" draw:style-name="gr24" draw:z-index="25601" text:anchor-type="page" svg:width="0.5249cm" svg:height="0.2015cm" svg:x="13.15cm" svg:y="10.08cm"><draw:text-box fo:min-height="0.2015cm"><text:p text:style-name="P23"><text:span text:style-name="T50">1</text:span></text:p></draw:text-box></draw:frame><text:span text:style-name="T51"/><draw:frame draw:name="Text Box 0" draw:style-name="gr25" draw:z-index="26625" text:anchor-type="page" svg:width="1.771cm" svg:height="0.2015cm" svg:x="16.03cm" svg:y="10.08cm"><draw:text-box fo:min-height="0.2015cm"><text:p text:style-name="P24"><text:span text:style-name="T52">500,00 €</text:span></text:p></draw:text-box></draw:frame><text:span text:style-name="T53"/><draw:frame draw:name="Text Box 0" draw:style-name="gr26" draw:z-index="27649" text:anchor-type="page" svg:width="1.838cm" svg:height="0.2015cm" svg:x="18.68cm" svg:y="10.08cm"><draw:text-box fo:min-height="0.2015cm"><text:p text:style-name="P25"><text:span text:style-name="T54">500,00 €</text:span></text:p></draw:text-box></draw:frame><text:span text:style-name="T55"/><draw:frame draw:name="Text Box 0" draw:style-name="gr27" draw:z-index="28673" text:anchor-type="page" svg:width="1.838cm" svg:height="0.2015cm" svg:x="18.68cm" svg:y="12.36cm"><draw:text-box fo:min-height="0.2015cm"><text:p text:style-name="P26"><text:span text:style-name="T56">500,00 €</text:span></text:p></draw:text-box></draw:frame><text:span text:style-name="T57"/><draw:frame draw:name="Text Box 0" draw:style-name="gr28" draw:z-index="29697" text:anchor-type="page" svg:width="2.065cm" svg:height="0.2015cm" svg:x="14.66cm" svg:y="12.36cm"><draw:text-box fo:min-height="0.2015cm"><text:p text:style-name="P27"><text:span text:style-name="T58">Sous-total:</text:span></text:p></draw:text-box></draw:frame><text:span text:style-name="T59"/><draw:frame draw:name="Text Box 0" draw:style-name="gr29" draw:z-index="30721" text:anchor-type="page" svg:width="1.838cm" svg:height="0.2015cm" svg:x="18.68cm" svg:y="13.13cm"><draw:text-box fo:min-height="0.2015cm"><text:p text:style-name="P28"><text:span text:style-name="T60">100,00 €</text:span></text:p></draw:text-box></draw:frame><text:span text:style-name="T61"/><draw:frame draw:name="Text Box 0" draw:style-name="gr30" draw:z-index="31745" text:anchor-type="page" svg:width="2.39cm" svg:height="0.2015cm" svg:x="14.34cm" svg:y="13.13cm"><draw:text-box fo:min-height="0.2015cm"><text:p text:style-name="P29"><text:span text:style-name="T62">Impôt (20%):</text:span></text:p></draw:text-box></draw:frame><text:span text:style-name="T63"/><draw:frame draw:name="Text Box 0" draw:style-name="gr31" draw:z-index="32769" text:anchor-type="page" svg:width="1.838cm" svg:height="0.2015cm" svg:x="18.68cm" svg:y="13.89cm"><draw:text-box fo:min-height="0.2015cm"><text:p text:style-name="P30"><text:span text:style-name="T64">600,00 €</text:span></text:p></draw:text-box></draw:frame><text:span text:style-name="T65"/><draw:frame draw:name="Text Box 0" draw:style-name="gr32" draw:z-index="33793" text:anchor-type="page" svg:width="1.275cm" svg:height="0.2015cm" svg:x="15.45cm" svg:y="13.89cm"><draw:text-box fo:min-height="0.2015cm"><text:p text:style-name="P31"><text:span text:style-name="T66">Total:</text:span></text:p></draw:text-box></draw:frame></text:p>
      <text:p text:style-name="P32"><text:span text:style-name="T67">FACTURE</text:span></text:p>
      <text:p text:style-name="P33"><text:span text:style-name="T68"># 5421</text:span></text:p>
      <text:p text:style-name="P34"/>
      <text:p text:style-name="P35"><text:span text:style-name="T69">Termes:</text:span></text:p>
      <text:p text:style-name="P36"><text:span text:style-name="T70">1. Conditions de règlement</text:span></text:p>
      <text:p text:style-name="P37"><text:span text:style-name="T71">Conformément à l’article L441</text:span><text:span text:style-name="T72">‑</text:span><text:span text:style-name="T73">10 du Code de commerce, les factures sont payables à réception, sauf accord contraire</text:span></text:p>
      <text:p text:style-name="P38"><text:span text:style-name="T74">écrit entre les parties. Aucun escompte n’est accordé en cas de paiement anticipé.</text:span></text:p>
      <text:p text:style-name="P39"><text:span text:style-name="T75">2. Retard de paiement</text:span></text:p>
      <text:p text:style-name="P40"><text:span text:style-name="T76">En application de l’article L441</text:span><text:span text:style-name="T77">‑</text:span><text:span text:style-name="T78">10, II du Code de commerce, tout retard de paiement entraîne de plein droit, sans qu’un</text:span></text:p>
      <text:p text:style-name="P41"><text:span text:style-name="T79">rappel soit nécessaire, l’application de pénalités de retard calculées sur la base du taux directeur semestriel de la</text:span></text:p>
      <text:p text:style-name="P42"><text:span text:style-name="T80">Banque Centrale Européenne (BCE) majoré de 10 points.</text:span></text:p>
      <text:p text:style-name="P43"><text:span text:style-name="T81">3. Indemnité forfaitaire de recouvrement</text:span></text:p>
      <text:p text:style-name="P44"><text:span text:style-name="T82">Conformément à l’article D441</text:span><text:span text:style-name="T83">‑</text:span><text:span text:style-name="T84">5 du Code de commerce, une indemnité forfaitaire de 40 euros pour frais de</text:span></text:p>
      <text:p text:style-name="P45"><text:span text:style-name="T85">recouvrement est due en cas de retard de paiement dans les transactions commerciales.</text:span></text:p>
      <text:p text:style-name="P46"><text:span text:style-name="T86">4. TVA et obligations fiscales</text:span></text:p>
      <text:p text:style-name="P47"><text:span text:style-name="T87">La facture est établie conformément aux articles 289 et suivants du Code général des impôts (CGI) et à l’article 242</text:span></text:p>
      <text:p text:style-name="P48"><text:span text:style-name="T88">nonies A de l’annexe II du CGI concernant les mentions obligatoires relatives à la TVA.</text:span></text:p>
      <text:p text:style-name="P49"><text:span text:style-name="T89">5. Nature et exécution des prestations</text:span></text:p>
      <text:p text:style-name="P50"><text:span text:style-name="T90">Les prestations réalisées sont définies conformément aux articles 1101 et suivants du Code civil relatifs au contrat.</text:span></text:p>
      <text:p text:style-name="P51"><text:span text:style-name="T91">Toute intervention validée par le client vaut acceptation ferme et définitive des présentes conditions.</text:span></text:p>
      <text:p text:style-name="P52"><text:span text:style-name="T92">6. Responsabilité</text:span></text:p>
      <text:p text:style-name="P53"><text:span text:style-name="T93">La responsabilité du prestataire ne peut être engagée en cas de perte de données, dommages indirects ou utilisation</text:span></text:p>
      <text:p text:style-name="P54"><text:span text:style-name="T94">non conforme du matériel, conformément aux articles 1231</text:span><text:span text:style-name="T95">‑</text:span><text:span text:style-name="T96">1 et suivants du Code civil.</text:span></text:p>
      <text:p text:style-name="P55"><text:span text:style-name="T97">7. Garantie</text:span></text:p>
      <text:p text:style-name="P56"><text:span text:style-name="T98">Les prestations de services bénéficient d’une garantie commerciale de 7 jours, limitée à la reprise ou la correction de</text:span></text:p>
      <text:p text:style-name="P57"><text:span text:style-name="T99">l’intervention initiale. Cette garantie ne couvre pas les défaillances matérielles ou logicielles indépendantes de</text:span></text:p>
      <text:p text:style-name="P58"><text:span text:style-name="T100">l’intervention.</text:span></text:p>
      <text:p text:style-name="P59"><text:span text:style-name="T101">8. Réclamations</text:span></text:p>
      <text:p text:style-name="P60"><text:span text:style-name="T102">Toute réclamation doit être formulée par écrit dans un délai de 7 jours à compter de la date de facture, conformément à</text:span></text:p>
      <text:p text:style-name="P61"><text:span text:style-name="T103">l’article 1219 du Code civil.</text:span></text:p>
      <text:p text:style-name="P62"><text:span text:style-name="T104">9. Tribunal compétent</text:span></text:p>
      <text:p text:style-name="P63"><text:span text:style-name="T105">En cas de litige, et à défaut de résolution amiable, le tribunal compétent est celui du siège social du prestataire,</text:span></text:p>
      <text:p text:style-name="P64"><text:span text:style-name="T106">conformément à l’article 48 du Code de procédure civile.</text:span></text:p>
      <text:p text:style-name="P65"><text:span text:style-name="T107">10. Conservation et archivage</text:span></text:p>
      <text:p text:style-name="P66"><text:span text:style-name="T108">Les factures sont conservées et archivées conformément aux obligations prévues par l’article L123</text:span><text:span text:style-name="T109">‑</text:span><text:span text:style-name="T110">22 du Code de</text:span></text:p>
      <text:p text:style-name="P67"><text:span text:style-name="T111">commerce et l’article 289 du CG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family="Times New Roman" style:font-family-asian="Calibri" style:font-family-complex="Times New Roman" fo:font-size="10pt" fo:language="en" style:language-complex="ar" fo:country="US" style:country-complex="SA"/>
    </style:default-style>
    <style:default-style style:family="text">
      <style:text-properties fo:font-family="Times New Roman" style:font-family-asian="Calibri" style:font-family-complex="Times New Roman" fo:language="en" style:language-complex="ar" fo:country="US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png" xlink:type="simple" xlink:show="embed" xlink:actuate="onLoad"/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Default Paragraph Font" style:family="text" style:name="DefaultParagraphFont">
      <style:text-properties/>
    </style:style>
    <style:style style:parent-style-name="DefaultParagraphFont" style:display-name="fontstyle05" style:family="text" style:name="fontstyle05">
      <style:text-properties fo:color="#333333" fo:font-family="Caladea" style:font-family-complex="Caladea" fo:font-size="9.5pt" style:font-size-complex="9.5pt"/>
    </style:style>
    <style:style style:parent-style-name="DefaultParagraphFont" style:display-name="fontstyle08" style:family="text" style:name="fontstyle08">
      <style:text-properties fo:color="#333333" fo:font-family="Lucida Sans Unicode" style:font-family-complex="Lucida Sans Unicode" fo:font-size="9.5pt" style:font-size-complex="9.5pt"/>
    </style:style>
    <style:style style:parent-style-name="DefaultParagraphFont" style:display-name="fontstyle04" style:family="text" style:name="fontstyle04">
      <style:text-properties fo:color="#777777" fo:font-family="Caladea" style:font-family-complex="Caladea" fo:font-size="9.5pt" style:font-size-complex="9.5pt"/>
    </style:style>
    <style:style style:parent-style-name="DefaultParagraphFont" style:display-name="fontstyle03" style:family="text" style:name="fontstyle03">
      <style:text-properties fo:color="#333333" fo:font-family="Open Sans" style:font-family-complex="Open Sans" fo:font-size="9.5pt" style:font-size-complex="9.5pt" fo:font-weight="bold"/>
    </style:style>
    <style:style style:parent-style-name="DefaultParagraphFont" style:display-name="fontstyle07" style:family="text" style:name="fontstyle07">
      <style:text-properties fo:color="#ffffff" fo:font-family="Caladea" style:font-family-complex="Caladea" fo:font-size="9.5pt" style:font-size-complex="9.5pt"/>
    </style:style>
    <style:style style:parent-style-name="DefaultParagraphFont" style:display-name="fontstyle06" style:family="text" style:name="fontstyle06">
      <style:text-properties fo:color="#333333" fo:font-family="Open Sans" style:font-family-complex="Open Sans" fo:font-size="11pt" style:font-size-complex="11pt" fo:font-weight="bold"/>
    </style:style>
    <style:style style:parent-style-name="DefaultParagraphFont" style:display-name="fontstyle02" style:family="text" style:name="fontstyle02">
      <style:text-properties fo:color="#777777" fo:font-family="Caladea" style:font-family-complex="Caladea" fo:font-size="12pt" style:font-size-complex="12pt"/>
    </style:style>
    <style:style style:parent-style-name="DefaultParagraphFont" style:display-name="fontstyle01" style:family="text" style:name="fontstyle01">
      <style:text-properties fo:color="#3a3a3a" fo:font-family="Caladea" style:font-family-complex="Caladea" fo:font-size="27.5pt" style:font-size-complex="27.5pt"/>
    </style:style>
    <style:style style:class="default" style:display-name="Normal" style:family="paragraph" style:name="Normal">
      <style:paragraph-properties/>
      <style:text-properties/>
    </style:style>
    <style:style style:parent-style-name="Normal" style:display-name="Heading 1" style:family="paragraph" style:name="Heading1">
      <style:paragraph-properties/>
      <style:text-properties/>
    </style:style>
    <style:style style:parent-style-name="Normal" style:display-name="Heading 2" style:family="paragraph" style:name="Heading2"/>
  </office:styles>
  <office:automatic-styles>
    <style:page-layout style:name="Mpm1">
      <style:page-layout-properties fo:page-width="21.59cm" fo:page-height="27.94cm" style:print-orientation="portrait" fo:margin-top="0cm" fo:margin-bottom="0cm" fo:margin-left="0cm" fo:margin-right="0cm"/>
    </style:page-layout>
    <style:page-layout style:name="Mpm2">
      <style:page-layout-properties fo:page-width="21.59cm" fo:page-height="27.94cm" style:print-orientation="portrait" fo:margin-top="0cm" fo:margin-left="0cm" fo:margin-right="0cm"/>
    </style:page-layout>
    <style:page-layout style:name="Mpm3">
      <style:page-layout-properties fo:page-width="21.59cm" fo:page-height="27.94cm" style:print-orientation="portrait" fo:margin-top="0cm" fo:margin-bottom="0cm" fo:margin-left="0cm" fo:margin-right="0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dc:creator/>
    <meta:keyword/>
    <dc:title/>
    <dc:description/>
  </office:meta>
</office:document-meta>
</file>